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4" style:family="paragraph" style:parent-style-name="Standard">
      <style:text-properties fo:font-size="14p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You MUST</text:p>
      <text:p text:style-name="P5"/>
      <text:p text:style-name="P1">Insert USB key <text:span text:style-name="T1">BEFORE</text:span> the show and do not remove it until it instructs you to and the window pops up on the screen</text:p>
      <text:p text:style-name="P4"/>
      <text:p text:style-name="P1">Insert USB key <text:span text:style-name="T1">AFTER</text:span> the show and do not remove it until it instructs you to and the window pops up on the screen</text:p>
      <text:p text:style-name="P4"/>
      <text:p text:style-name="P2">FAILING to do this means that the credit card sales will not be charge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Nathan Stitt</meta:initial-creator>
    <meta:creation-date>2008-11-04T10:12:05</meta:creation-date>
    <dc:creator>Nathan Stitt</dc:creator>
    <dc:date>2008-11-04T10:17:33</dc:date>
    <meta:printed-by>Nathan Stitt</meta:printed-by>
    <meta:print-date>2008-11-04T10:16:18</meta:print-date>
    <meta:editing-cycles>1</meta:editing-cycles>
    <meta:editing-duration>PT5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64" meta:character-count="307"/>
  </office:meta>
</office:document-meta>
</file>